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41cm" fo:min-width="0cm"/>
      <style:paragraph-properties style:writing-mode="lr-tb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4cm" fo:min-width="1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cm" fo:min-width="4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  <style:paragraph-properties style:writing-mode="lr-tb"/>
    </style:style>
    <style:style style:name="gr9" style:family="graphic" style:parent-style-name="standard">
      <style:graphic-properties draw:fill="solid" draw:fill-color="#b2b2b2" draw:textarea-horizontal-align="justify" draw:textarea-vertical-align="middle" draw:auto-grow-height="false" fo:min-height="2.5cm" fo:min-width="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cm" fo:min-width="0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6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3cm" fo:min-width="13.543cm"/>
    </style:style>
    <style:style style:name="gr16" style:family="graphic" style:parent-style-name="standard">
      <style:graphic-properties draw:textarea-horizontal-align="justify" draw:textarea-vertical-align="middle" draw:auto-grow-height="false" fo:min-height="5.75cm" fo:min-width="16.5cm"/>
      <style:paragraph-properties style:writing-mode="lr-tb"/>
    </style:style>
    <style:style style:name="gr17" style:family="graphic" style:parent-style-name="objectwithoutfill">
      <style:graphic-properties draw:stroke="dash" draw:stroke-dash="Long_20_Dash" draw:fill="none" draw:textarea-vertical-align="middle"/>
    </style:style>
    <style:style style:name="gr18" style:family="graphic" style:parent-style-name="standard">
      <style:graphic-properties draw:textarea-vertical-align="middle" draw:auto-grow-height="false" fo:min-height="4.251cm" fo:min-width="7.411cm" fo:wrap-option="wrap"/>
    </style:style>
    <style:style style:name="gr19" style:family="graphic" style:parent-style-name="standard">
      <style:graphic-properties draw:fill="solid" draw:fill-color="#77bc65" draw:textarea-horizontal-align="justify" draw:textarea-vertical-align="middle" draw:auto-grow-height="false" fo:min-height="1.5cm" fo:min-width="6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4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29cm" fo:min-width="13.543cm"/>
    </style:style>
    <style:style style:name="gr22" style:family="graphic" style:parent-style-name="standard">
      <style:graphic-properties draw:fill="solid" draw:fill-color="#f10d0c" draw:textarea-horizontal-align="justify" draw:textarea-vertical-align="middle" draw:auto-grow-height="false" fo:min-height="0.458cm" fo:min-width="0.3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  <style:paragraph-properties style:writing-mode="lr-tb"/>
    </style:style>
    <style:style style:name="gr26" style:family="graphic" style:parent-style-name="standard">
      <style:graphic-properties draw:fill="solid" draw:fill-color="#77bc65" draw:textarea-horizontal-align="justify" draw:textarea-vertical-align="middle" draw:auto-grow-height="false" fo:min-height="1.25cm" fo:min-width="7.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cm" fo:min-width="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  <style:paragraph-properties style:writing-mode="lr-tb"/>
    </style:style>
    <style:style style:name="gr31" style:family="graphic" style:parent-style-name="standard">
      <style:graphic-properties svg:stroke-color="#3465a4" draw:textarea-horizontal-align="justify" draw:textarea-vertical-align="middle" draw:auto-grow-height="false" fo:min-height="2.25cm" fo:min-width="13.75cm"/>
      <style:paragraph-properties style:writing-mode="lr-tb"/>
    </style:style>
    <style:style style:name="gr32" style:family="graphic" style:parent-style-name="standard">
      <style:graphic-properties svg:stroke-color="#3465a4" draw:textarea-horizontal-align="justify" draw:textarea-vertical-align="middle" draw:auto-grow-height="false" fo:min-height="2.756cm" fo:min-width="2.682cm"/>
      <style:paragraph-properties style:writing-mode="lr-tb"/>
    </style:style>
    <style:style style:name="gr33" style:family="graphic" style:parent-style-name="standard">
      <style:graphic-properties svg:stroke-color="#3465a4" draw:fill="solid" draw:fill-color="#3faf46" draw:textarea-horizontal-align="justify" draw:textarea-vertical-align="middle" draw:auto-grow-height="false" fo:min-height="1.75cm" fo:min-width="6.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25cm" fo:min-width="8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4cm" fo:min-width="2.7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7.25cm" fo:min-width="4.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5.5cm" fo:min-width="2.5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cm" fo:min-width="2.2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75cm" fo:min-width="2.2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2.5cm" fo:min-width="7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96pt"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b2b2b2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77bc65"/>
      <style:paragraph-properties fo:text-align="center" style:writing-mode="lr-tb"/>
    </style:style>
    <style:style style:name="P9" style:family="paragraph">
      <loext:graphic-properties draw:fill="solid" draw:fill-color="#f10d0c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font-size="28pt"/>
    </style:style>
    <style:style style:name="P11" style:family="paragraph">
      <loext:graphic-properties draw:fill="solid" draw:fill-color="#3faf46"/>
      <style:paragraph-properties fo:text-align="center" style:writing-mode="lr-tb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size="96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5cm" svg:height="15.391cm" svg:x="3.25cm" svg:y="4.25cm">
          <draw:text-box>
            <text:p><text:span text:style-name="T1">ADMIN AVANT PARTIE :</text:span></text:p>
          </draw:text-box>
        </draw:frame>
      </draw:page>
      <draw:page draw:name="page2" draw:style-name="dp1" draw:master-page-name="Standard">
        <draw:custom-shape draw:style-name="gr2" draw:text-style-name="P3" draw:layer="layout" svg:width="11.75cm" svg:height="4.25cm" svg:x="5cm" svg:y="8.25cm">
          <text:p text:style-name="P2">ADMIN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17cm" svg:height="0.962cm" svg:x="1cm" svg:y="1.288cm">
          <draw:text-box>
            <text:p>Admin ou Utilisateur</text:p>
          </draw:text-box>
        </draw:frame>
        <draw:custom-shape draw:style-name="gr2" draw:text-style-name="P3" draw:layer="layout" svg:width="11.75cm" svg:height="4.25cm" svg:x="5cm" svg:y="16.5cm">
          <text:p text:style-name="P2">Utilisateur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15cm" svg:height="0.962cm" svg:x="1cm" svg:y="13.75cm">
          <draw:text-box>
            <text:p>Boutons cliquables</text:p>
          </draw:text-box>
        </draw:frame>
        <draw:frame draw:style-name="gr5" draw:text-style-name="P4" draw:layer="layout" svg:width="4.769cm" svg:height="0.962cm" svg:x="8.25cm" svg:y="6.288cm">
          <draw:text-box>
            <text:p>Se connecter : </text:p>
          </draw:text-box>
        </draw:frame>
      </draw:page>
      <draw:page draw:name="page3" draw:style-name="dp1" draw:master-page-name="Standard">
        <draw:custom-shape draw:style-name="gr2" draw:text-style-name="P3" draw:layer="layout" svg:width="11.75cm" svg:height="4.25cm" svg:x="5cm" svg:y="8.25cm">
          <text:p text:style-name="P2">LOGIN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97cm" svg:height="0.962cm" svg:x="1cm" svg:y="1.288cm">
          <draw:text-box>
            <text:p>Admin</text:p>
          </draw:text-box>
        </draw:frame>
        <draw:custom-shape draw:style-name="gr2" draw:text-style-name="P3" draw:layer="layout" svg:width="11.75cm" svg:height="4.25cm" svg:x="4.75cm" svg:y="15.25cm">
          <text:p text:style-name="P2">MDP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69cm" svg:height="0.962cm" svg:x="8.25cm" svg:y="6.288cm">
          <draw:text-box>
            <text:p>S’authentifier :</text:p>
          </draw:text-box>
        </draw:frame>
        <draw:custom-shape draw:style-name="gr7" draw:text-style-name="P3" draw:layer="layout" svg:width="4.75cm" svg:height="1.25cm" svg:x="8.25cm" svg:y="22cm">
          <text:p text:style-name="P2">Valide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" draw:text-style-name="P3" draw:layer="layout" svg:width="11.75cm" svg:height="4.25cm" svg:x="5cm" svg:y="8.25cm">
          <text:p text:style-name="P2">CREER PARTI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97cm" svg:height="0.962cm" svg:x="1cm" svg:y="1.288cm">
          <draw:text-box>
            <text:p>Admin</text:p>
          </draw:text-box>
        </draw:frame>
        <draw:custom-shape draw:style-name="gr2" draw:text-style-name="P3" draw:layer="layout" svg:width="11.75cm" svg:height="4.25cm" svg:x="4.75cm" svg:y="15.25cm">
          <text:p text:style-name="P2">PARTIES EXISTANTES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8" draw:text-style-name="P4" draw:layer="layout" svg:width="6.348cm" svg:height="0.962cm" svg:x="1.001cm" svg:y="1.288cm">
          <draw:text-box>
            <text:p>Admin – Créer partie</text:p>
          </draw:text-box>
        </draw:frame>
        <draw:custom-shape draw:style-name="gr9" draw:text-style-name="P3" draw:layer="layout" svg:width="12.5cm" svg:height="2.75cm" svg:x="4cm" svg:y="3.25cm">
          <text:p text:style-name="P2">Nom de la partie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25cm" svg:height="0.962cm" svg:x="13.5cm" svg:y="6cm">
          <draw:text-box>
            <text:p>Modifiable</text:p>
          </draw:text-box>
        </draw:frame>
        <draw:custom-shape draw:style-name="gr11" draw:text-style-name="P5" draw:layer="layout" svg:width="1.25cm" svg:height="1.25cm" svg:x="2.5cm" svg:y="1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75cm" svg:height="1.673cm" svg:x="4cm" svg:y="15.366cm">
          <draw:text-box>
            <text:p>Nom de la question</text:p>
          </draw:text-box>
        </draw:frame>
        <draw:custom-shape draw:style-name="gr13" draw:text-style-name="P2" draw:layer="layout" svg:width="7.25cm" svg:height="1.5cm" svg:x="2.206cm" svg:y="17.75cm">
          <text:p text:style-name="P2">Question X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563cm" svg:height="2cm" svg:x="7.206cm" svg:y="17cm">
          <draw:text-box>
            <text:p>Modifiable </text:p>
          </draw:text-box>
        </draw:frame>
        <draw:custom-shape draw:style-name="gr15" draw:text-style-name="P6" draw:layer="layout" svg:width="14.043cm" svg:height="1.08cm" svg:x="2.25cm" svg:y="21.6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97cm" svg:height="0.962cm" svg:x="1.001cm" svg:y="1.288cm">
          <draw:text-box>
            <text:p>Admin</text:p>
          </draw:text-box>
        </draw:frame>
        <draw:frame draw:style-name="gr14" draw:text-style-name="P4" draw:layer="layout" svg:width="3.563cm" svg:height="2cm" svg:x="7.206cm" svg:y="17cm">
          <draw:text-box>
            <text:p>Modifiable </text:p>
          </draw:text-box>
        </draw:frame>
        <draw:custom-shape draw:style-name="gr16" draw:text-style-name="P2" draw:layer="layout" svg:width="17cm" svg:height="6cm" svg:x="1.75cm" svg:y="7.25cm">
          <text:p text:style-name="P2">Questions déjà crées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563cm" svg:height="2cm" svg:x="10.706cm" svg:y="18.806cm">
          <draw:text-box>
            <text:p>Modifiable </text:p>
          </draw:text-box>
        </draw:frame>
        <draw:frame draw:style-name="gr14" draw:text-style-name="P4" draw:layer="layout" svg:width="3.563cm" svg:height="2cm" svg:x="16.5cm" svg:y="8.5cm">
          <draw:text-box>
            <text:p>Suppr la Q</text:p>
          </draw:text-box>
        </draw:frame>
        <draw:line draw:style-name="gr17" draw:text-style-name="P7" draw:layer="layout" svg:x1="1.75cm" svg:y1="14cm" svg:x2="19cm" svg:y2="14cm">
          <text:p/>
        </draw:line>
        <draw:custom-shape draw:style-name="gr18" draw:text-style-name="P6" draw:layer="layout" svg:width="7.91cm" svg:height="4.501cm" draw:transform="skewX (5.22989838258645E-017) rotate (1.9694295279504) translate (17.32cm 21cm)">
          <text:p/>
          <draw:enhanced-geometry svg:viewBox="0 0 21600 21600" draw:mirror-horizontal="true" draw:text-areas="0 0 21600 21600" draw:type="circular-arrow" draw:modifiers="180 -8.33857318136787 9679.115741970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8" draw:layer="layout" svg:width="7.25cm" svg:height="1.75cm" svg:x="13cm" svg:y="27.25cm">
          <text:p text:style-name="P2">Lancer la partie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5cm" svg:height="1.25cm" svg:x="2.706cm" svg:y="19.7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3.924cm" svg:height="0.997cm" svg:x="2.833cm" svg:y="21.794cm">
          <draw:text-box>
            <text:p>Reponse X</text:p>
          </draw:text-box>
        </draw:frame>
        <draw:frame draw:style-name="gr12" draw:text-style-name="P4" draw:layer="layout" svg:width="6.75cm" svg:height="1.673cm" svg:x="4.206cm" svg:y="20cm">
          <draw:text-box>
            <text:p>Nom de la réponse</text:p>
          </draw:text-box>
        </draw:frame>
        <draw:frame draw:style-name="gr12" draw:text-style-name="P4" draw:layer="layout" svg:width="4.75cm" svg:height="1.673cm" svg:x="4cm" svg:y="15.367cm">
          <draw:text-box>
            <text:p>Nom de la question</text:p>
          </draw:text-box>
        </draw:frame>
        <draw:custom-shape draw:style-name="gr21" draw:text-style-name="P6" draw:layer="layout" svg:width="14.043cm" svg:height="1.079cm" svg:x="2.25cm" svg:y="22.9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4.043cm" svg:height="1.08cm" svg:x="2.25cm" svg:y="24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4.043cm" svg:height="1.08cm" svg:x="2.25cm" svg:y="25.6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25cm" svg:height="1cm" svg:x="15.5cm" svg:y="25.5cm">
          <text:p text:style-name="P5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25cm" svg:height="1cm" svg:x="17.75cm" svg:y="6.75cm">
          <text:p text:style-name="P5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frame draw:style-name="gr23" draw:text-style-name="P4" draw:layer="layout" svg:width="14.349cm" svg:height="0.962cm" svg:x="1.001cm" svg:y="1.288cm">
          <draw:text-box>
            <text:p>Admin – Parties existantes (en cours de création)</text:p>
          </draw:text-box>
        </draw:frame>
        <draw:custom-shape draw:style-name="gr9" draw:text-style-name="P3" draw:layer="layout" svg:width="12.5cm" svg:height="2.75cm" svg:x="4cm" svg:y="7.5cm">
          <text:p text:style-name="P2">Partie X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97cm" svg:height="0.962cm" svg:x="1.001cm" svg:y="1.288cm">
          <draw:text-box>
            <text:p>Admin</text:p>
          </draw:text-box>
        </draw:frame>
        <draw:frame draw:style-name="gr24" draw:text-style-name="P4" draw:layer="layout" svg:width="6.378cm" svg:height="0.962cm" svg:x="11.122cm" svg:y="10.25cm">
          <draw:text-box>
            <text:p>Cliquer pour modifier</text:p>
          </draw:text-box>
        </draw:frame>
        <draw:custom-shape draw:style-name="gr9" draw:text-style-name="P3" draw:layer="layout" svg:width="12.5cm" svg:height="2.75cm" svg:x="4cm" svg:y="7.5cm">
          <text:p text:style-name="P2">Partie X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6.378cm" svg:height="0.962cm" svg:x="11.122cm" svg:y="10.25cm">
          <draw:text-box>
            <text:p>Cliquer pour modifier</text:p>
          </draw:text-box>
        </draw:frame>
        <draw:custom-shape draw:style-name="gr9" draw:text-style-name="P3" draw:layer="layout" svg:width="12.5cm" svg:height="2.75cm" svg:x="4cm" svg:y="13.25cm">
          <text:p text:style-name="P2">Partie X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6.378cm" svg:height="0.962cm" svg:x="11.122cm" svg:y="16cm">
          <draw:text-box>
            <text:p>Cliquer pour modifier</text:p>
          </draw:text-box>
        </draw:frame>
        <draw:custom-shape draw:style-name="gr9" draw:text-style-name="P3" draw:layer="layout" svg:width="12.5cm" svg:height="2.75cm" svg:x="4cm" svg:y="13.25cm">
          <text:p text:style-name="P2">Partie X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6.378cm" svg:height="0.962cm" svg:x="11.122cm" svg:y="16cm">
          <draw:text-box>
            <text:p>Cliquer pour modifier</text:p>
          </draw:text-box>
        </draw:frame>
        <draw:custom-shape draw:style-name="gr9" draw:text-style-name="P3" draw:layer="layout" svg:width="12.5cm" svg:height="2.75cm" svg:x="4cm" svg:y="19cm">
          <text:p text:style-name="P2">Partie X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6.378cm" svg:height="0.962cm" svg:x="11.122cm" svg:y="21.75cm">
          <draw:text-box>
            <text:p>Cliquer pour modifier</text:p>
          </draw:text-box>
        </draw:frame>
        <draw:custom-shape draw:style-name="gr9" draw:text-style-name="P3" draw:layer="layout" svg:width="12.5cm" svg:height="2.75cm" svg:x="4cm" svg:y="19cm">
          <text:p text:style-name="P2">Partie X</text:p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6.378cm" svg:height="0.962cm" svg:x="11.122cm" svg:y="21.75cm">
          <draw:text-box>
            <text:p>Cliquer pour modifier</text:p>
          </draw:text-box>
        </draw:frame>
      </draw:page>
      <draw:page draw:name="page7" draw:style-name="dp1" draw:master-page-name="Standard">
        <draw:frame draw:style-name="gr1" draw:text-style-name="P1" draw:layer="layout" svg:width="17.75cm" svg:height="15.391cm" svg:x="1.75cm" svg:y="4.359cm">
          <draw:text-box>
            <text:p><text:span text:style-name="T1">ADMIN PENDANT PARTIE :</text:span></text:p>
          </draw:text-box>
        </draw:frame>
      </draw:page>
      <draw:page draw:name="page8" draw:style-name="dp1" draw:master-page-name="Standard">
        <draw:frame draw:style-name="gr25" draw:text-style-name="P4" draw:layer="layout" svg:width="7.229cm" svg:height="0.962cm" svg:x="1.001cm" svg:y="1.288cm">
          <draw:text-box>
            <text:p>Admin – Salon d’attente</text:p>
          </draw:text-box>
        </draw:frame>
        <draw:frame draw:style-name="gr6" draw:text-style-name="P4" draw:layer="layout" svg:width="2.297cm" svg:height="0.962cm" svg:x="1.001cm" svg:y="1.288cm">
          <draw:text-box>
            <text:p>Admin</text:p>
          </draw:text-box>
        </draw:frame>
        <draw:custom-shape draw:style-name="gr9" draw:text-style-name="P3" draw:layer="layout" svg:width="12.5cm" svg:height="2.75cm" svg:x="4.25cm" svg:y="3cm">
          <text:p text:style-name="P2">Partie X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8cm" svg:height="1.5cm" svg:x="6.25cm" svg:y="6.5cm">
          <text:p text:style-name="P2">Lancer le Quizz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5cm" svg:height="2.25cm" svg:x="3.25cm" svg:y="13.5cm">
          <text:p text:style-name="P2">Nom</text:p>
          <text:p text:style-name="P2">Prénom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2.754cm" svg:height="0.962cm" svg:x="3.75cm" svg:y="11.538cm">
          <draw:text-box>
            <text:p>Général</text:p>
          </draw:text-box>
        </draw:frame>
        <draw:frame draw:style-name="gr29" draw:text-style-name="P4" draw:layer="layout" svg:width="2.301cm" svg:height="0.962cm" svg:x="14.199cm" svg:y="11.538cm">
          <draw:text-box>
            <text:p>STI2D</text:p>
          </draw:text-box>
        </draw:frame>
        <draw:custom-shape draw:style-name="gr27" draw:text-style-name="P2" draw:layer="layout" svg:width="4.5cm" svg:height="2.25cm" svg:x="3.25cm" svg:y="16.25cm">
          <text:p text:style-name="P2">Nom</text:p>
          <text:p text:style-name="P2">Préno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5cm" svg:height="2.25cm" svg:x="3.25cm" svg:y="19cm">
          <text:p text:style-name="P2">Nom</text:p>
          <text:p text:style-name="P2">Préno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5cm" svg:height="2.25cm" svg:x="12.25cm" svg:y="13.5cm">
          <text:p text:style-name="P2">Nom</text:p>
          <text:p text:style-name="P2">Préno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5cm" svg:height="2.25cm" svg:x="12.25cm" svg:y="16.25cm">
          <text:p text:style-name="P2">Nom</text:p>
          <text:p text:style-name="P2">Préno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5cm" svg:height="2.25cm" svg:x="12.25cm" svg:y="19.25cm">
          <text:p text:style-name="P2">Nom</text:p>
          <text:p text:style-name="P2">Prénom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30" draw:text-style-name="P4" draw:layer="layout" svg:width="4.913cm" svg:height="0.962cm" svg:x="1.001cm" svg:y="1.288cm">
          <draw:text-box>
            <text:p>Admin – QUIZZ</text:p>
          </draw:text-box>
        </draw:frame>
        <draw:frame draw:style-name="gr6" draw:text-style-name="P4" draw:layer="layout" svg:width="2.297cm" svg:height="0.962cm" svg:x="1.001cm" svg:y="1.288cm">
          <draw:text-box>
            <text:p>Admin</text:p>
          </draw:text-box>
        </draw:frame>
        <draw:custom-shape draw:style-name="gr31" draw:text-style-name="P2" draw:layer="layout" svg:width="14.25cm" svg:height="2.5cm" svg:x="3cm" svg:y="8.75cm">
          <text:p text:style-name="P2">QUESTION X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5cm" svg:height="4.25cm" svg:x="8cm" svg:y="13cm">
          <text:p text:style-name="P10"><text:span text:style-name="T3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7.25cm" svg:height="2cm" svg:x="6.75cm" svg:y="18.75cm">
          <text:p text:style-name="P2">QUESTION SUIVANTE</text:p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13.57cm" svg:height="0.962cm" svg:x="0.93cm" svg:y="27.738cm">
          <draw:text-box>
            <text:p>PAGE VALABLE POUR CHAQUE QUESTION</text:p>
          </draw:text-box>
        </draw:frame>
      </draw:page>
      <draw:page draw:name="page10" draw:style-name="dp1" draw:master-page-name="Standard">
        <draw:frame draw:style-name="gr30" draw:text-style-name="P4" draw:layer="layout" svg:width="4.913cm" svg:height="0.962cm" svg:x="1.001cm" svg:y="1.288cm">
          <draw:text-box>
            <text:p>Admin – QUIZZ</text:p>
          </draw:text-box>
        </draw:frame>
        <draw:frame draw:style-name="gr6" draw:text-style-name="P4" draw:layer="layout" svg:width="2.297cm" svg:height="0.962cm" svg:x="1.001cm" svg:y="1.288cm">
          <draw:text-box>
            <text:p>Admin</text:p>
          </draw:text-box>
        </draw:frame>
        <draw:custom-shape draw:style-name="gr31" draw:text-style-name="P2" draw:layer="layout" svg:width="14.25cm" svg:height="2.5cm" svg:x="3cm" svg:y="8.75cm">
          <text:p text:style-name="P2">DERNIÈRE QUESTION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4.5cm" svg:height="4.25cm" svg:x="8cm" svg:y="13cm">
          <text:p text:style-name="P10"><text:span text:style-name="T3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7.25cm" svg:height="2cm" svg:x="6.75cm" svg:y="18.75cm">
          <text:p text:style-name="P2">AFFICHER LES RÉSULTATS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frame draw:style-name="gr1" draw:text-style-name="P1" draw:layer="layout" svg:width="17.75cm" svg:height="15.391cm" svg:x="3.5cm" svg:y="4.25cm">
          <draw:text-box>
            <text:p><text:span text:style-name="T1">ADMIN APRÈS PARTIE :</text:span></text:p>
          </draw:text-box>
        </draw:frame>
      </draw:page>
      <draw:page draw:name="page12" draw:style-name="dp1" draw:master-page-name="Standard">
        <draw:custom-shape draw:style-name="gr35" draw:text-style-name="P6" draw:layer="layout" svg:width="8.5cm" svg:height="2.5cm" svg:x="6.25cm" svg:y="1.25cm">
          <text:p text:style-name="P6">RESULTATS :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3.25cm" svg:height="4.25cm" svg:x="3.75cm" svg:y="13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5cm" svg:height="7.5cm" svg:x="7.75cm" svg:y="9.7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3cm" svg:height="5.75cm" svg:x="13.5cm" svg:y="11.5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2.75cm" svg:height="0.75cm" svg:x="4cm" svg:y="17.5cm">
          <text:p text:style-name="P6">X Pts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2.75cm" svg:height="0.75cm" svg:x="13.5cm" svg:y="17.5cm">
          <text:p text:style-name="P6">X Pts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2.75cm" svg:height="0.75cm" svg:x="8.75cm" svg:y="17.5cm">
          <text:p text:style-name="P6">X Pts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.75cm" svg:height="2cm" svg:x="4cm" svg:y="10.75cm">
          <text:p text:style-name="P12"><text:span text:style-name="T4">Nom</text:span></text:p>
          <text:p text:style-name="P12"><text:span text:style-name="T4">Prenom</text:span></text:p>
          <text:p text:style-name="P12"><text:span text:style-name="T4">Classe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.75cm" svg:height="2cm" svg:x="13.5cm" svg:y="9.25cm">
          <text:p text:style-name="P12"><text:span text:style-name="T4">Nom</text:span></text:p>
          <text:p text:style-name="P12"><text:span text:style-name="T4">Prenom</text:span></text:p>
          <text:p text:style-name="P12"><text:span text:style-name="T4">Classe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.75cm" svg:height="2cm" svg:x="9cm" svg:y="7.5cm">
          <text:p text:style-name="P12"><text:span text:style-name="T4">Nom</text:span></text:p>
          <text:p text:style-name="P12"><text:span text:style-name="T4">Prenom</text:span></text:p>
          <text:p text:style-name="P12"><text:span text:style-name="T4">Classe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5cm" svg:height="2cm" svg:x="8cm" svg:y="20.25cm">
          <text:p text:style-name="P6">STI2D</text:p>
          <draw:enhanced-geometry svg:viewBox="0 0 21600 21600" draw:type="rectangle" draw:enhanced-path="M 0 0 L 21600 0 21600 21600 0 21600 0 0 Z N"/>
        </draw:custom-shape>
        <draw:frame draw:style-name="gr42" draw:text-style-name="P13" draw:layer="layout" svg:width="6.5cm" svg:height="1.25cm" svg:x="7.25cm" svg:y="19cm">
          <draw:text-box>
            <text:p text:style-name="P6">Meilleure Classe :</text:p>
          </draw:text-box>
        </draw:frame>
        <draw:custom-shape draw:style-name="gr43" draw:text-style-name="P6" draw:layer="layout" svg:width="7.5cm" svg:height="2.75cm" svg:x="7cm" svg:y="24.75cm">
          <text:p text:style-name="P6">Fermer Quizz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2.75cm" svg:height="0.75cm" svg:x="9.25cm" svg:y="22.5cm">
          <text:p text:style-name="P6">X Pts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3.5cm" svg:height="1cm" svg:x="9cm" svg:y="4cm">
          <text:p text:style-name="P6">Quizz X</text:p>
          <draw:enhanced-geometry svg:viewBox="0 0 21600 21600" draw:type="rectangle" draw:enhanced-path="M 0 0 L 21600 0 21600 21600 0 21600 0 0 Z N"/>
        </draw:custom-shape>
        <draw:frame draw:style-name="gr45" draw:text-style-name="P14" draw:layer="layout" svg:width="13.143cm" svg:height="0.962cm" svg:x="3.857cm" svg:y="27.5cm">
          <draw:text-box>
            <text:p>Renvoie a la page creation/parties existant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1T15:08:29.337296654</meta:creation-date>
    <dc:date>2024-05-21T17:26:46.163000000</dc:date>
    <meta:editing-duration>PT57M17S</meta:editing-duration>
    <meta:editing-cycles>2</meta:editing-cycles>
    <meta:generator>LibreOffice/7.2.1.2$Windows_X86_64 LibreOffice_project/87b77fad49947c1441b67c559c339af8f3517e22</meta:generator>
    <meta:document-statistic meta:object-count="94"/>
  </office:meta>
</office:document-meta>
</file>